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3dd7" officeooo:paragraph-rsid="00013dd7"/>
    </style:style>
    <style:style style:name="P2" style:family="paragraph" style:parent-style-name="Standard">
      <style:paragraph-properties fo:text-align="start" style:justify-single-word="false"/>
      <style:text-properties officeooo:rsid="0001d6e6" officeooo:paragraph-rsid="0001d6e6"/>
    </style:style>
    <style:style style:name="P3" style:family="paragraph" style:parent-style-name="Standard">
      <style:paragraph-properties fo:text-align="center" style:justify-single-word="false"/>
      <style:text-properties officeooo:rsid="000377c5" officeooo:paragraph-rsid="000377c5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1d6e6" officeooo:paragraph-rsid="0001d6e6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4b443" officeooo:paragraph-rsid="0004b443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4b443" officeooo:paragraph-rsid="0004b443"/>
    </style:style>
    <style:style style:name="P7" style:family="paragraph">
      <style:paragraph-properties fo:text-align="center"/>
    </style:style>
    <style:style style:name="gr1" style:family="graphic">
      <style:graphic-properties draw:fill="solid" draw:fill-color="#111111" draw:textarea-vertical-align="middle" draw:auto-grow-height="false" fo:min-height="2.732cm" fo:min-width="3.7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D</text:p>
      <text:p text:style-name="P3">Test Driven Development </text:p>
      <text:p text:style-name="P1"/>
      <text:p text:style-name="P4">Concept :</text:p>
      <text:p text:style-name="P2">Rédaction de tests unitaires avant la rédaction du code.</text:p>
      <text:p text:style-name="P2"/>
      <text:p text:style-name="P4">Méthodologie :</text:p>
      <text:p text:style-name="P2"><draw:custom-shape text:anchor-type="paragraph" draw:z-index="0" draw:style-name="gr1" draw:text-style-name="P7" svg:width="3.728cm" svg:height="2.731cm" svg:x="-1.863cm" svg:y="0.132cm"><text:p/><draw:enhanced-geometry svg:viewBox="0 0 21600 21600" draw:text-areas="0 0 21600 21600" draw:type="circular-arrow" draw:modifiers="95.6840107910895 -110.919054902035 9128.7651236883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1- ajouter un test</text:p>
      <text:p text:style-name="P2">2- exécuter le test, il doit échouer</text:p>
      <text:p text:style-name="P2">3-ajouter du code pour faire passer le test</text:p>
      <text:p text:style-name="P2">4-exécuter le test, il doit passer</text:p>
      <text:p text:style-name="P2">5-remaniement du code</text:p>
      <text:p text:style-name="P2">6-vérifier que les tests passent toujours</text:p>
      <text:p text:style-name="P2"/>
      <text:p text:style-name="P5">Avantages :</text:p>
      <text:p text:style-name="P5"/>
      <text:p text:style-name="P6"><text:tab/>-L 'écriture de test permet au développeur de vérifier de manière certaine<text:tab/> <text:s/>que son code est valide. </text:p>
      <text:p text:style-name="P6"><text:tab/>-permet de définir clairement les fonctionnalités </text:p>
      <text:p text:style-name="P2"/>
      <text:p text:style-name="P4">Exemple :</text:p>
      <text:p text:style-name="P2"/>
      <text:p text:style-name="P2">package exemple ;</text:p>
      <text:p text:style-name="P2">Public class Personnage{ </text:p>
      <text:p text:style-name="P2"><text:s/><text:tab/>Orientation o ;</text:p>
      <text:p text:style-name="P2"><text:tab/>public Orientation getOrientation(){</text:p>
      <text:p text:style-name="P2"><text:tab/><text:tab/>return o ;</text:p>
      <text:p text:style-name="P2"><text:tab/>}</text:p>
      <text:p text:style-name="P2">}</text:p>
      <text:p text:style-name="P2"/>
      <text:p text:style-name="P2"/>
      <text:p text:style-name="P2">package exemple ;</text:p>
      <text:p text:style-name="P2">public enum Orientation{</text:p>
      <text:p text:style-name="P2"><text:tab/>NORD ;</text:p>
      <text:p text:style-name="P2">}</text:p>
      <text:p text:style-name="P2"/>
      <text:p text:style-name="P2"/>
      <text:p text:style-name="P2">→ Rédaction d'un test unitaire</text:p>
      <text:p text:style-name="P2"/>
      <text:p text:style-name="P2">package exemple ;</text:p>
      <text:p text:style-name="P2"/>
      <text:p text:style-name="P2">public class testPersonnage {</text:p>
      <text:p text:style-name="P2"><text:tab/>public void testPositionInitialeNord(){</text:p>
      <text:p text:style-name="P2"><text:tab/><text:tab/>Personnage perso = new Personnage() ;</text:p>
      <text:p text:style-name="P2"><text:tab/><text:tab/>assertEquals(Orientation.NORD, personnage.getOrientation());</text:p>
      <text:p text:style-name="P2"><text:tab/>}</text:p>
      <text:p text:style-name="P2">}</text:p>
      <text:p text:style-name="P2"/>
      <text:p text:style-name="P2"><text:tab/>Le test devrait échouer.</text:p>
      <text:p text:style-name="P2"/>
      <text:p text:style-name="P2">On rédige le constructeur adéquat pour que le test fonctionne.</text:p>
      <text:p text:style-name="P2"/>
      <text:p text:style-name="P2"><text:soft-page-break/></text:p>
      <text:p text:style-name="P2"/>
      <text:p text:style-name="P2"><text:tab/><text:tab/>public Personnage(){</text:p>
      <text:p text:style-name="P2"><text:tab/><text:tab/><text:tab/>this.o = Orientation.NORD;</text:p>
      <text:p text:style-name="P2"><text:tab/><text:tab/>}</text:p>
      <text:p text:style-name="P2">Avec ce nouveau constructeur ce test devrait passer au ve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08:08:53.763723677</meta:creation-date>
    <dc:date>2016-04-25T09:54:25.419462188</dc:date>
    <meta:editing-duration>PT41M39S</meta:editing-duration>
    <meta:editing-cycles>1</meta:editing-cycles>
    <meta:document-statistic meta:table-count="0" meta:image-count="0" meta:object-count="0" meta:page-count="2" meta:paragraph-count="40" meta:word-count="159" meta:character-count="1054" meta:non-whitespace-character-count="906"/>
    <meta:generator>LibreOffice/4.3.3.2$Linux_X86_64 LibreOffice_project/430m0$Build-2</meta:generator>
  </office:meta>
</office:document-meta>
</file>